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Hub Lesson</text:p>
      <text:p text:style-name="P2">GitHup is a wonder versioning system that help programmer to work from any where at any time. Some few <text:s/>important command that must be known</text:p>
      <text:p text:style-name="P2"/>
      <text:p text:style-name="P2">$ git init this initialises a directory for work of if you want you can just make a directory.</text:p>
      <text:p text:style-name="P2"/>
      <text:p text:style-name="P2">When you want to start working on it is necessary to clone the present online Repo by using this command.</text:p>
      <text:p text:style-name="P2">$ git <text:a xlink:type="simple" xlink:href="https://github.com/chuksolloh/apple">https://github.com/chuksolloh/apple</text:a>.git C:\Users\Temiye\Desktop\test3 <text:s/></text:p>
      <text:p text:style-name="P2">where chuksolloh is the username and apple is the directory that contains the master. And C:\Users\Temiye\Desktop\test3 <text:s text:c="2"/>is the directory you want to clone to.</text:p>
      <text:p text:style-name="P2"/>
      <text:p text:style-name="P2">You are likely to get this result</text:p>
      <text:p text:style-name="P2"/>
      <text:p text:style-name="P2">Windows PowerShell</text:p>
      <text:p text:style-name="P2">Copyright (C) 2012 Microsoft Corporation. All rights reserved.</text:p>
      <text:p text:style-name="P2"/>
      <text:p text:style-name="P2">C:\Users\Temiye\Documents\GitHub&gt; git clone https://github.com/wonderfulguru/Testing C:\Users\Temiye\Desktop\testing</text:p>
      <text:p text:style-name="P2">Cloning into 'C:\Users\Temiye\Desktop\testing'...</text:p>
      <text:p text:style-name="P2">remote: Counting objects: 3, done.</text:p>
      <text:p text:style-name="P2">remote: Total 3 (delta 0), reused 0 (delta 0)</text:p>
      <text:p text:style-name="P2">Unpacking objects: 100% (3/3), done.</text:p>
      <text:p text:style-name="P2">C:\Users\Temiye\Documents\GitHub&gt;</text:p>
      <text:p text:style-name="P2"/>
      <text:p text:style-name="P2">to test it commits can be made add a new file to the local folder C:\Users\Temiye\Desktop\testing</text:p>
      <text:p text:style-name="P2"/>
      <text:p text:style-name="P2">first Change directory to the folder</text:p>
      <text:p text:style-name="P2"/>
      <text:p text:style-name="P2">then do the following</text:p>
      <text:p text:style-name="P2"/>
      <text:p text:style-name="P2">C:\Users\Temiye\Documents\GitHub&gt; cd C:\Users\Temiye\Desktop\testing</text:p>
      <text:p text:style-name="P2">C:\Users\Temiye\Desktop\testing [master +1 ~0 -0 !]&gt; git add .</text:p>
      <text:p text:style-name="P2">C:\Users\Temiye\Desktop\testing [master +1 ~0 -0]&gt; git status</text:p>
      <text:p text:style-name="P2"># On branch master</text:p>
      <text:p text:style-name="P2"># Changes to be committed:</text:p>
      <text:p text:style-name="P2"># <text:s text:c="2"/>(use "git reset HEAD &lt;file&gt;..." to unstage)</text:p>
      <text:p text:style-name="P2">#</text:p>
      <text:p text:style-name="P2"># <text:s text:c="6"/>new file: <text:s text:c="2"/>firstFile.txt</text:p>
      <text:p text:style-name="P2">#</text:p>
      <text:p text:style-name="P2">C:\Users\Temiye\Desktop\testing [master +1 ~0 -0]&gt; git commit -m 'myfirstfile'</text:p>
      <text:p text:style-name="P2">[master cf7b47f] myfirstfile</text:p>
      <text:p text:style-name="P2"><text:s/>1 file changed, 1 insertion(+)</text:p>
      <text:p text:style-name="P2"><text:s/>create mode 100644 firstFile.txt</text:p>
      <text:p text:style-name="P2">C:\Users\Temiye\Desktop\testing [master]&gt; git push origin master</text:p>
      <text:p text:style-name="P2">Counting objects: 4, done.</text:p>
      <text:p text:style-name="P2">Delta compression using up to 4 threads.</text:p>
      <text:p text:style-name="P2">Compressing objects: 100% (2/2), done.</text:p>
      <text:p text:style-name="P2">Writing objects: 100% (3/3), 312 bytes | 0 bytes/s, done.</text:p>
      <text:p text:style-name="P2"><text:soft-page-break/>Total 3 (delta 0), reused 0 (delta 0)</text:p>
      <text:p text:style-name="P2">To https://github.com/wonderfulguru/Testing</text:p>
      <text:p text:style-name="P2"><text:s text:c="3"/>fbce78e..cf7b47f <text:s/>master -&gt; master</text:p>
      <text:p text:style-name="P2"/>
      <text:p text:style-name="P2">Creating a Branch</text:p>
      <text:p text:style-name="P2"/>
      <text:p text:style-name="P2">it is import you create branch especially when a team is working on the same project so you do the following to create a branch</text:p>
      <text:p text:style-name="P2"/>
      <text:p text:style-name="P2">C:\Users\Temiye\Documents\GitHub&gt; cd C:\Users\Temiye\Desktop\testing</text:p>
      <text:p text:style-name="P2">C:\Users\Temiye\Desktop\testing [master +1 ~0 -0 !]&gt; git add .</text:p>
      <text:p text:style-name="P2">C:\Users\Temiye\Desktop\testing [master +1 ~0 -0]&gt; git status</text:p>
      <text:p text:style-name="P2"># On branch master</text:p>
      <text:p text:style-name="P2"># Changes to be committed:</text:p>
      <text:p text:style-name="P2"># <text:s text:c="2"/>(use "git reset HEAD &lt;file&gt;..." to unstage)</text:p>
      <text:p text:style-name="P2">#</text:p>
      <text:p text:style-name="P2"># <text:s text:c="6"/>new file: <text:s text:c="2"/>firstFile.txt</text:p>
      <text:p text:style-name="P2">#</text:p>
      <text:p text:style-name="P2">C:\Users\Temiye\Desktop\testing [master +1 ~0 -0]&gt; git commit -m 'myfirstfile'</text:p>
      <text:p text:style-name="P2">[master cf7b47f] myfirstfile</text:p>
      <text:p text:style-name="P2"><text:s/>1 file changed, 1 insertion(+)</text:p>
      <text:p text:style-name="P2"><text:s/>create mode 100644 firstFile.txt</text:p>
      <text:p text:style-name="P2">C:\Users\Temiye\Desktop\testing [master]&gt; git push origin master</text:p>
      <text:p text:style-name="P2">Counting objects: 4, done.</text:p>
      <text:p text:style-name="P2">Delta compression using up to 4 threads.</text:p>
      <text:p text:style-name="P2">Compressing objects: 100% (2/2), done.</text:p>
      <text:p text:style-name="P2">Writing objects: 100% (3/3), 312 bytes | 0 bytes/s, done.</text:p>
      <text:p text:style-name="P2">Total 3 (delta 0), reused 0 (delta 0)</text:p>
      <text:p text:style-name="P2">To https://github.com/wonderfulguru/Testing</text:p>
      <text:p text:style-name="P2"><text:s text:c="3"/>fbce78e..cf7b47f <text:s/>master -&gt; master</text:p>
      <text:p text:style-name="P2"/>
      <text:p text:style-name="P2">Add new Files to developed</text:p>
      <text:p text:style-name="P2"/>
      <text:p text:style-name="P2"/>
      <text:p text:style-name="P2">C:\Users\Temiye\Desktop\testing [developed]&gt; git push origin develope</text:p>
      <text:p text:style-name="P2">Total 0 (delta 0), reused 0 (delta 0)</text:p>
      <text:p text:style-name="P2">To https://github.com/wonderfulguru/Testing</text:p>
      <text:p text:style-name="P2"><text:s/>* [new branch] <text:s text:c="5"/>developed -&gt; developed</text:p>
      <text:p text:style-name="P2">C:\Users\Temiye\Desktop\testing [developed]&gt; cd C:\Users\Temiye\Deskt</text:p>
      <text:p text:style-name="P2">C:\Users\Temiye\Desktop\testing [developed +1 ~0 -0 !]&gt; git add.</text:p>
      <text:p text:style-name="P2">git: 'add.' is not a git command. See 'git --help'.</text:p>
      <text:p text:style-name="P2"/>
      <text:p text:style-name="P2">Did you mean this?</text:p>
      <text:p text:style-name="P2"><text:s text:c="8"/>add</text:p>
      <text:p text:style-name="P2">C:\Users\Temiye\Desktop\testing [developed +1 ~0 -0 !]&gt; git add .</text:p>
      <text:p text:style-name="P2">C:\Users\Temiye\Desktop\testing [developed +1 ~0 -0]&gt; git commit -m '</text:p>
      <text:p text:style-name="P2">[developed 390a9b0] second file</text:p>
      <text:p text:style-name="P2"><text:s/>1 file changed, 1 insertion(+)</text:p>
      <text:p text:style-name="P2"><text:s/>create mode 100644 secondfile.txt</text:p>
      <text:p text:style-name="P2"><text:soft-page-break/>C:\Users\Temiye\Desktop\testing [developed]&gt; git push orgin developed</text:p>
      <text:p text:style-name="P2">fatal: 'orgin' does not appear to be a git repository</text:p>
      <text:p text:style-name="P2">fatal: Could not read from remote repository.</text:p>
      <text:p text:style-name="P2"/>
      <text:p text:style-name="P2">Please make sure you have the correct access rights</text:p>
      <text:p text:style-name="P2">and the repository exists.</text:p>
      <text:p text:style-name="P2">C:\Users\Temiye\Desktop\testing [developed]&gt; git push origin develope</text:p>
      <text:p text:style-name="P2">Counting objects: 3, done.</text:p>
      <text:p text:style-name="P2">Delta compression using up to 4 threads.</text:p>
      <text:p text:style-name="P2">Compressing objects: 100% (2/2), done.</text:p>
      <text:p text:style-name="P2">Writing objects: 100% (2/2), 288 bytes | 0 bytes/s, done.</text:p>
      <text:p text:style-name="P2">Total 2 (delta 0), reused 0 (delta 0)</text:p>
      <text:p text:style-name="P2">To https://github.com/wonderfulguru/Testing</text:p>
      <text:p text:style-name="P2"><text:s text:c="3"/>cf7b47f..390a9b0 <text:s/>developed -&gt; developed</text:p>
      <text:p text:style-name="P2"/>
      <text:p text:style-name="P2">Merge back to master</text:p>
      <text:p text:style-name="P2"/>
      <text:p text:style-name="P2">C:\Users\Temiye\Desktop\testing [developed]&gt; git checkout master</text:p>
      <text:p text:style-name="P2">Switched to branch 'master'</text:p>
      <text:p text:style-name="P2">C:\Users\Temiye\Desktop\testing [master]&gt; git merge developed</text:p>
      <text:p text:style-name="P2">Updating cf7b47f..390a9b0</text:p>
      <text:p text:style-name="P2">Fast-forward</text:p>
      <text:p text:style-name="P2"><text:s/>secondfile.txt | 1 +</text:p>
      <text:p text:style-name="P2"><text:s/>1 file changed, 1 insertion(+)</text:p>
      <text:p text:style-name="P2"><text:s/>create mode 100644 secondfile.txt</text:p>
      <text:p text:style-name="P2">C:\Users\Temiye\Desktop\testing [master]&gt; git pull</text:p>
      <text:p text:style-name="P2">Already up-to-date.</text:p>
      <text:p text:style-name="P2">C:\Users\Temiye\Desktop\testing [master]&gt; git push origin developed</text:p>
      <text:p text:style-name="P2">Everything up-to-date</text:p>
      <text:p text:style-name="P2">C:\Users\Temiye\Desktop\testing [master]&gt; git pull</text:p>
      <text:p text:style-name="P2">Already up-to-date.</text:p>
      <text:p text:style-name="P2">C:\Users\Temiye\Desktop\testing [master]&gt; git push origin master</text:p>
      <text:p text:style-name="P2">Total 0 (delta 0), reused 0 (delta 0)</text:p>
      <text:p text:style-name="P2">To https://github.com/wonderfulguru/Testing</text:p>
      <text:p text:style-name="P2"><text:s text:c="3"/>cf7b47f..390a9b0 <text:s/>master -&gt;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3:59:42.44</meta:creation-date>
    <meta:document-statistic meta:table-count="0" meta:image-count="0" meta:object-count="0" meta:page-count="3" meta:paragraph-count="109" meta:word-count="654" meta:character-count="4932"/>
    <dc:date>2013-10-08T14:38:57.65</dc:date>
    <meta:editing-duration>PT8M53S</meta:editing-duration>
    <meta:editing-cycles>1</meta:editing-cycles>
    <meta:generator>OpenOffice.org/3.4.1$Win32 OpenOffice.org_project/341m1$Build-9593</meta:generator>
  </office:meta>
</office:document-meta>
</file>